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5cm" fo:text-indent="0cm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DNS (Domain Name System)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iguração de zona no b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NS slave</text:p>
              </text:list-item>
              <text:list-item>
                <text:p>Trabalh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cm" svg:height="12.18cm" svg:x="2cm" svg:y="5.2cm" presentation:class="outline" presentation:user-transformed="true">
          <draw:text-box>
            <text:list text:style-name="L3">
              <text:list-item>
                <text:p><text:span text:style-name="T2">Editar o arquivo named.conf.local (faça uma cópia antes!)</text:span></text:p>
              </text:list-item>
              <text:list-item>
                <text:p><text:span text:style-name="T2">Adicionar:</text:span></text:p>
                <text:list>
                  <text:list-header>
                    <text:p><text:span text:style-name="T2">zone "meudominio.com.br" {</text:span></text:p>
                    <text:p><text:span text:style-name="T2"><text:s text:c="4"/></text:span><text:span text:style-name="T2">type slave;</text:span></text:p>
                    <text:p><text:span text:style-name="T2"><text:s text:c="4"/></text:span><text:span text:style-name="T2">file "/var/cache/bind/db.meudominio.com.br";</text:span></text:p>
                    <text:p><text:span text:style-name="T2"><text:s text:c="4"/></text:span><text:span text:style-name="T2">allow-query { any; };</text:span></text:p>
                    <text:p><text:span text:style-name="T2"><text:s text:c="4"/></text:span><text:span text:style-name="T2">allow-transfer { none; };</text:span></text:p>
                    <text:p><text:span text:style-name="T2"><text:s text:c="4"/></text:span><text:span text:style-name="T2">masters {</text:span></text:p>
                    <text:p><text:span text:style-name="T2"><text:s text:c="6"/></text:span><text:span text:style-name="T2">IP;</text:span></text:p>
                    <text:p><text:span text:style-name="T2"><text:s text:c="4"/></text:span><text:span text:style-name="T2">};</text:span></text:p>
                    <text:p><text:span text:style-name="T2">};</text:span></text:p>
                  </text:list-header>
                </text:list>
              </text:list-item>
            </text:list>
          </draw:text-box>
        </draw:frame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servidor DNS slav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rabalho</text:p>
          </draw:text-box>
        </draw:frame>
        <draw:frame presentation:style-name="pr5" draw:text-style-name="P1" draw:layer="layout" svg:width="24cm" svg:height="12.18cm" svg:x="2cm" svg:y="5.4cm" presentation:class="outline" presentation:user-transformed="true">
          <draw:text-box>
            <text:list text:style-name="L3">
              <text:list-item>
                <text:p>Grupos de 3 pessoas (1 dupla)</text:p>
              </text:list-item>
              <text:list-item>
                <text:p>Critérios de avaliação</text:p>
              </text:list-item>
            </text:list>
            <text:list text:style-name="L4">
              <text:list-item>
                <text:list>
                  <text:list-item>
                    <text:p>Presença/participação em aula (individual) (1)</text:p>
                  </text:list-item>
                  <text:list-item>
                    <text:p>DNS primário (1 pt), secundário (1 pt) e delegação (1 pt)</text:p>
                  </text:list-item>
                  <text:list-item>
                    <text:p>Relatório: clareza e coerência (1 ponto)</text:p>
                  </text:list-item>
                </text:list>
              </text:list-item>
              <text:list-item>
                <text:p text:style-name="P4">Entrega até 8/9 23:59 por e-mail viniciushax@ifsul.edu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SCHMITT, Marcelo Augusto Rauh; PERES, André; LOUREIRO, César Augusto Hass. Redes de computadores: nível de aplicação e instalação de serviços. Porto Alegre, RS: Bookman, 201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5H27M56S</meta:editing-duration>
    <meta:editing-cycles>332</meta:editing-cycles>
    <meta:generator>LibreOffice/7.3.7.2$Linux_X86_64 LibreOffice_project/30$Build-2</meta:generator>
    <dc:title>Impress</dc:title>
    <dc:date>2024-08-29T15:51:59.325352082</dc:date>
    <meta:document-statistic meta:object-count="58"/>
  </office:meta>
</office:document-meta>
</file>